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17cm" style:rel-column-width="65535*"/>
    </style:style>
    <style:style style:name="Tabel1.A1" style:family="table-cell">
      <style:table-cell-properties fo:padding="0.097cm" fo:border="2.25pt solid #72bf44"/>
    </style:style>
    <style:style style:name="P1" style:family="paragraph" style:parent-style-name="Standard">
      <style:text-properties officeooo:paragraph-rsid="001ed396"/>
    </style:style>
    <style:style style:name="P2" style:family="paragraph" style:parent-style-name="Standard">
      <style:paragraph-properties fo:orphans="2" fo:widows="2"/>
      <style:text-properties fo:font-variant="normal" fo:text-transform="none" fo:color="#ce181e" style:text-line-through-style="none" style:text-line-through-type="none" style:font-name="Liberation Serif" fo:font-size="12pt" fo:letter-spacing="normal" fo:font-style="normal" fo:font-weight="normal" officeooo:rsid="0027c593" officeooo:paragraph-rsid="002c53a2" fo:background-color="#fff20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ce181e" style:text-line-through-style="none" style:text-line-through-type="none" style:font-name="Liberation Serif" fo:font-size="12pt" fo:letter-spacing="normal" fo:font-style="normal" fo:font-weight="normal" officeooo:rsid="0027c593" officeooo:paragraph-rsid="002c53a2" fo:background-color="#fff200" style:font-name-asian="DejaVu Sans Mono" style:font-size-asian="12pt" style:font-weight-asian="normal" style:font-name-complex="Liberation Mono" style:font-size-complex="12pt" style:font-weight-complex="normal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bold" officeooo:rsid="005ca371" officeooo:paragraph-rsid="002c53a2" fo:background-color="#fff200" style:font-size-asian="12pt" style:font-weight-asian="bold" style:font-size-complex="12pt" style:font-weight-complex="bold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fo:font-weight="bold" officeooo:rsid="005ca371" officeooo:paragraph-rsid="002c53a2" fo:background-color="#fff200" style:font-name-asian="DejaVu Sans Mono" style:font-size-asian="12pt" style:font-weight-asian="bold" style:font-name-complex="Liberation Mono" style:font-size-complex="12pt" style:font-weight-complex="bold"/>
    </style:style>
    <style:style style:name="P6" style:family="paragraph" style:parent-style-name="Standard">
      <style:text-properties officeooo:paragraph-rsid="001f30e1"/>
    </style:style>
    <style:style style:name="P7" style:family="paragraph" style:parent-style-name="Standard">
      <style:text-properties fo:color="#000000" officeooo:paragraph-rsid="001ed396"/>
    </style:style>
    <style:style style:name="P8" style:family="paragraph" style:parent-style-name="Standard">
      <style:text-properties fo:color="#000000" officeooo:paragraph-rsid="0024979e"/>
    </style:style>
    <style:style style:name="P9" style:family="paragraph" style:parent-style-name="Standard">
      <style:text-properties fo:color="#000000" officeooo:paragraph-rsid="001f30e1"/>
    </style:style>
    <style:style style:name="P10" style:family="paragraph" style:parent-style-name="Standard">
      <style:text-properties fo:color="#000000" officeooo:paragraph-rsid="0020a43b"/>
    </style:style>
    <style:style style:name="P11" style:family="paragraph" style:parent-style-name="Standard">
      <style:text-properties fo:color="#000000" officeooo:paragraph-rsid="002ded9a"/>
    </style:style>
    <style:style style:name="P12" style:family="paragraph" style:parent-style-name="Standard">
      <style:text-properties officeooo:paragraph-rsid="0020b19a"/>
    </style:style>
    <style:style style:name="P13" style:family="paragraph" style:parent-style-name="Standard">
      <style:text-properties officeooo:paragraph-rsid="0024979e"/>
    </style:style>
    <style:style style:name="P14" style:family="paragraph" style:parent-style-name="Standard">
      <style:text-properties officeooo:paragraph-rsid="00298f87"/>
    </style:style>
    <style:style style:name="P15" style:family="paragraph" style:parent-style-name="Standard">
      <style:text-properties fo:font-weight="normal" officeooo:paragraph-rsid="001ed396" style:font-weight-asian="normal" style:font-weight-complex="normal"/>
    </style:style>
    <style:style style:name="P16" style:family="paragraph" style:parent-style-name="Standard">
      <style:paragraph-properties fo:orphans="2" fo:widows="2"/>
      <style:text-properties style:text-line-through-style="none" style:text-line-through-type="none" style:font-name="Liberation Serif" fo:font-size="12pt" fo:font-weight="bold" officeooo:rsid="005ca371" officeooo:paragraph-rsid="002c53a2" fo:background-color="#fff20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orphans="2" fo:widows="2"/>
      <style:text-properties style:text-line-through-style="none" style:text-line-through-type="none" fo:font-weight="bold" officeooo:paragraph-rsid="002c53a2" style:font-weight-asian="bold" style:font-weight-complex="bold"/>
    </style:style>
    <style:style style:name="P18" style:family="paragraph" style:parent-style-name="Standard">
      <style:text-properties style:text-line-through-style="none" style:text-line-through-type="none" officeooo:paragraph-rsid="002c53a2" fo:background-color="#fff200"/>
    </style:style>
    <style:style style:name="P19" style:family="paragraph" style:parent-style-name="Standard">
      <style:text-properties style:text-line-through-style="none" style:text-line-through-type="none" officeooo:paragraph-rsid="002cb0b3" fo:background-color="#fff200"/>
    </style:style>
    <style:style style:name="P20" style:family="paragraph" style:parent-style-name="Standard">
      <style:text-properties fo:color="#ce181e" style:text-line-through-style="none" style:text-line-through-type="none" officeooo:rsid="0019400a" officeooo:paragraph-rsid="002c53a2" fo:background-color="#fff200"/>
    </style:style>
    <style:style style:name="P21" style:family="paragraph" style:parent-style-name="Standard">
      <style:text-properties fo:color="#ce181e" style:text-line-through-style="none" style:text-line-through-type="none" officeooo:rsid="0019400a" officeooo:paragraph-rsid="002c53a2"/>
    </style:style>
    <style:style style:name="P22" style:family="paragraph" style:parent-style-name="Standard">
      <style:text-properties fo:font-weight="bold" officeooo:paragraph-rsid="002ded9a" fo:background-color="#fff200" style:font-weight-asian="bold" style:font-weight-complex="bold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ed1c24" style:font-name="Liberation Serif" fo:font-size="12pt" fo:letter-spacing="normal" fo:font-style="normal" fo:font-weight="normal" officeooo:rsid="006970d1" officeooo:paragraph-rsid="002c53a2" fo:background-color="transparent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ed1c24" style:font-name="Liberation Serif" fo:font-size="12pt" fo:letter-spacing="normal" fo:font-style="normal" fo:font-weight="normal" officeooo:rsid="006970d1" officeooo:paragraph-rsid="002c53a2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officeooo:paragraph-rsid="0031cca0"/>
    </style:style>
    <style:style style:name="P2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3a6550" style:font-size-asian="12pt" style:font-size-complex="12pt"/>
    </style:style>
    <style:style style:name="P27" style:family="paragraph" style:parent-style-name="Standard">
      <style:text-properties officeooo:paragraph-rsid="003a6550"/>
    </style:style>
    <style:style style:name="P28" style:family="paragraph" style:parent-style-name="Standard">
      <style:text-properties officeooo:paragraph-rsid="003e420b"/>
    </style:style>
    <style:style style:name="P2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305567" style:font-size-asian="12pt" style:font-size-complex="12pt"/>
    </style:style>
    <style:style style:name="P3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38178a" style:font-size-asian="12pt" style:font-size-complex="12pt"/>
    </style:style>
    <style:style style:name="P31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paragraph-rsid="003a6550" style:font-size-asian="12pt" style:font-size-complex="12pt"/>
    </style:style>
    <style:style style:name="P32" style:family="paragraph" style:parent-style-name="Preformatted_20_Text">
      <style:text-properties officeooo:paragraph-rsid="0038178a"/>
    </style:style>
    <style:style style:name="P33" style:family="paragraph" style:parent-style-name="Preformatted_20_Text">
      <style:text-properties officeooo:paragraph-rsid="00392797"/>
    </style:style>
    <style:style style:name="P34" style:family="paragraph" style:parent-style-name="Preformatted_20_Text">
      <style:text-properties officeooo:paragraph-rsid="003eef35"/>
    </style:style>
    <style:style style:name="T1" style:family="text">
      <style:text-properties fo:font-variant="normal" fo:text-transform="none" fo:color="#ce181e" style:font-name="Liberation Serif" fo:font-size="12pt" fo:letter-spacing="normal" fo:font-style="normal" fo:font-weight="normal" officeooo:rsid="001809c3" fo:background-color="transparent" loext:char-shading-value="0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ce181e" style:font-name="Liberation Serif" fo:font-size="12pt" fo:letter-spacing="normal" fo:font-style="normal" fo:font-weight="normal" officeooo:rsid="0020b19a" fo:background-color="transparent" loext:char-shading-value="0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ce181e" fo:letter-spacing="normal" fo:font-style="normal" fo:font-weight="normal" officeooo:rsid="0020873f" style:font-weight-asian="normal" style:font-weight-complex="normal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officeooo:rsid="0027c593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 officeooo:rsid="00b63a37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305567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31cca0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38178a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8e323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3a6550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809c3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38178a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341f3e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31cca0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305567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3a6550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fo:letter-spacing="normal" fo:font-style="normal"/>
    </style:style>
    <style:style style:name="T21" style:family="text">
      <style:text-properties fo:font-variant="normal" fo:text-transform="none" fo:color="#000000" fo:letter-spacing="normal" fo:font-style="normal" officeooo:rsid="00b63a37"/>
    </style:style>
    <style:style style:name="T2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20873f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officeooo:rsid="0027c593" style:font-name-asian="DejaVu Sans Mono" style:font-size-asian="12pt" style:font-name-complex="Liberation Mono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9b54e" style:font-weight-asian="bold" style:font-weight-complex="bold"/>
    </style:style>
    <style:style style:name="T27" style:family="text">
      <style:text-properties fo:font-weight="bold" officeooo:rsid="001809c3" fo:background-color="#fff200" loext:char-shading-value="0" style:font-weight-asian="bold" style:font-weight-complex="bold"/>
    </style:style>
    <style:style style:name="T28" style:family="text">
      <style:text-properties fo:font-weight="bold" officeooo:rsid="002278d4" fo:background-color="#fff200" loext:char-shading-value="0" style:font-weight-asian="bold" style:font-weight-complex="bold"/>
    </style:style>
    <style:style style:name="T29" style:family="text">
      <style:text-properties fo:font-weight="bold" officeooo:rsid="002314c6" fo:background-color="#fff200" loext:char-shading-value="0" style:font-weight-asian="bold" style:font-weight-complex="bold"/>
    </style:style>
    <style:style style:name="T30" style:family="text">
      <style:text-properties officeooo:rsid="001809c3"/>
    </style:style>
    <style:style style:name="T31" style:family="text">
      <style:text-properties fo:color="#ce181e" fo:font-weight="bold" officeooo:rsid="001809c3" style:font-weight-asian="bold" style:font-weight-complex="bold"/>
    </style:style>
    <style:style style:name="T32" style:family="text">
      <style:text-properties fo:color="#ce181e" fo:font-weight="bold" officeooo:rsid="0019400a" style:font-weight-asian="bold" style:font-weight-complex="bold"/>
    </style:style>
    <style:style style:name="T33" style:family="text">
      <style:text-properties fo:color="#ce181e" officeooo:rsid="0019400a"/>
    </style:style>
    <style:style style:name="T34" style:family="text">
      <style:text-properties fo:color="#ce181e" fo:font-weight="normal" officeooo:rsid="0020873f"/>
    </style:style>
    <style:style style:name="T35" style:family="text">
      <style:text-properties fo:color="#ce181e" fo:font-weight="normal" officeooo:rsid="0027c593"/>
    </style:style>
    <style:style style:name="T36" style:family="text">
      <style:text-properties fo:color="#ce181e" fo:font-weight="normal" style:font-weight-asian="normal" style:font-weight-complex="normal"/>
    </style:style>
    <style:style style:name="T37" style:family="text">
      <style:text-properties fo:color="#ce181e" fo:font-weight="normal" officeooo:rsid="0027c593" style:font-weight-asian="normal" style:font-weight-complex="normal"/>
    </style:style>
    <style:style style:name="T38" style:family="text">
      <style:text-properties fo:color="#ce181e" fo:font-weight="normal" officeooo:rsid="0020873f" style:font-weight-asian="normal" style:font-weight-complex="normal"/>
    </style:style>
    <style:style style:name="T39" style:family="text">
      <style:text-properties fo:color="#ce181e" fo:font-weight="normal" officeooo:rsid="006f7270" style:font-weight-asian="normal" style:font-weight-complex="normal"/>
    </style:style>
    <style:style style:name="T40" style:family="text">
      <style:text-properties fo:color="#ce181e" officeooo:rsid="002cb0b3"/>
    </style:style>
    <style:style style:name="T41" style:family="text">
      <style:text-properties fo:color="#ce181e" officeooo:rsid="0020b19a" fo:background-color="transparent" loext:char-shading-value="0" style:font-weight-asian="bold" style:font-weight-complex="bold"/>
    </style:style>
    <style:style style:name="T42" style:family="text">
      <style:text-properties officeooo:rsid="001ed396"/>
    </style:style>
    <style:style style:name="T43" style:family="text">
      <style:text-properties officeooo:rsid="001f30e1"/>
    </style:style>
    <style:style style:name="T44" style:family="text">
      <style:text-properties officeooo:rsid="0024979e"/>
    </style:style>
    <style:style style:name="T45" style:family="text">
      <style:text-properties officeooo:rsid="0025e32a"/>
    </style:style>
    <style:style style:name="T46" style:family="text">
      <style:text-properties officeooo:rsid="00276a0d"/>
    </style:style>
    <style:style style:name="T47" style:family="text">
      <style:text-properties fo:font-weight="normal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370a54" fo:background-color="transparent" loext:char-shading-value="0" style:font-weight-asian="normal" style:font-weight-complex="normal"/>
    </style:style>
    <style:style style:name="T49" style:family="text">
      <style:text-properties officeooo:rsid="0019400a"/>
    </style:style>
    <style:style style:name="T50" style:family="text">
      <style:text-properties fo:color="#000000" fo:font-weight="bold" officeooo:rsid="0019400a" style:font-weight-asian="bold" style:font-weight-complex="bold"/>
    </style:style>
    <style:style style:name="T51" style:family="text">
      <style:text-properties fo:color="#000000" fo:font-weight="bold" officeooo:rsid="002cb0b3" style:font-weight-asian="bold" style:font-weight-complex="bold"/>
    </style:style>
    <style:style style:name="T52" style:family="text">
      <style:text-properties officeooo:rsid="0027c593"/>
    </style:style>
    <style:style style:name="T53" style:family="text">
      <style:text-properties officeooo:rsid="0031cca0"/>
    </style:style>
    <style:style style:name="T54" style:family="text">
      <style:text-properties officeooo:rsid="001809c3" fo:background-color="transparent" loext:char-shading-value="0" style:font-weight-asian="bold" style:font-weight-complex="bold"/>
    </style:style>
    <style:style style:name="T55" style:family="text">
      <style:text-properties officeooo:rsid="0031cca0" fo:background-color="transparent" loext:char-shading-value="0" style:font-weight-asian="bold" style:font-weight-complex="bold"/>
    </style:style>
    <style:style style:name="T56" style:family="text">
      <style:text-properties officeooo:rsid="00341f3e" fo:background-color="transparent" loext:char-shading-value="0" style:font-weight-asian="bold" style:font-weight-complex="bold"/>
    </style:style>
    <style:style style:name="T57" style:family="text">
      <style:text-properties officeooo:rsid="0038178a" fo:background-color="transparent" loext:char-shading-value="0" style:font-weight-asian="bold" style:font-weight-complex="bold"/>
    </style:style>
    <style:style style:name="T58" style:family="text">
      <style:text-properties officeooo:rsid="003a6550" fo:background-color="transparent" loext:char-shading-value="0" style:font-weight-asian="bold" style:font-weight-complex="bold"/>
    </style:style>
    <style:style style:name="T59" style:family="text">
      <style:text-properties officeooo:rsid="00341f3e"/>
    </style:style>
    <style:style style:name="T60" style:family="text">
      <style:text-properties officeooo:rsid="003e42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able:table table:name="Tabel1" table:style-name="Tabel1">
        <table:table-column table:style-name="Tabel1.A"/>
        <table:table-row>
          <table:table-cell table:style-name="Tabel1.A1" office:value-type="string">
            <text:p text:style-name="P16"><text:span text:style-name="T20">mysql -u </text:span><text:span text:style-name="T21">&lt;USERNAME&gt;</text:span><text:span text:style-name="T20"> -p;</text:span><text:span text:style-name="T22">→</text:span><text:span text:style-name="T23"> </text:span><text:span text:style-name="T3">Login to MySQL</text:span></text:p>
            <text:p text:style-name="P17"/>
            <text:p text:style-name="P18"><text:span text:style-name="T26">S</text:span><text:span text:style-name="T25">how databases;</text:span> →<text:span text:style-name="T49"> </text:span><text:span text:style-name="T33">Display all databases</text:span></text:p>
            <text:p text:style-name="P20"/>
            <text:p text:style-name="P19"><text:span text:style-name="T50">CREATE DATABASE </text:span><text:span text:style-name="T51">football</text:span><text:span text:style-name="T50">;</text:span><text:span text:style-name="T33"> → Create database </text:span><text:span text:style-name="T40">football</text:span><text:span text:style-name="T33"> </text:span></text:p>
            <text:p text:style-name="P20"/>
            <text:p text:style-name="P18"><text:span text:style-name="T50">USE </text:span><text:span text:style-name="T5">&lt;</text:span><text:span text:style-name="T6">DATABASE</text:span><text:span text:style-name="T5">_NAME&gt;</text:span><text:span text:style-name="T50">;</text:span><text:span text:style-name="T32"> </text:span><text:span text:style-name="T33">→ Make </text:span><text:span text:style-name="T5">&lt;</text:span><text:span text:style-name="T6">DATABASE</text:span><text:span text:style-name="T5">_NAME&gt;</text:span><text:span text:style-name="T33"> the active database</text:span></text:p>
            <text:p text:style-name="P21"/>
            <text:p text:style-name="P4"><text:span text:style-name="T52">Show tables;</text:span><text:span text:style-name="T34"> →</text:span><text:span text:style-name="T35"> </text:span><text:span text:style-name="T37">Show all the tables</text:span></text:p>
            <text:p text:style-name="P2"/>
            <text:p text:style-name="P5"><text:span text:style-name="T52">SELECT * FROM &lt;TABLE_NAME&gt;; </text:span><text:span text:style-name="T37">→</text:span><text:span text:style-name="T38"> </text:span><text:span text:style-name="T37">Shows all the </text:span><text:span text:style-name="T52">&lt;TABLE_NAME&gt;</text:span><text:span text:style-name="T37"> data</text:span></text:p>
            <text:p text:style-name="P3"/>
            <text:p text:style-name="P22">DROP TABLE <text:span text:style-name="T24">&lt;TABLE_NAME&gt;; </text:span><text:s/>→ <text:span text:style-name="T36">Delete the named </text:span><text:span text:style-name="T39">table</text:span></text:p>
          </table:table-cell>
        </table:table-row>
      </table:table>
      <text:p text:style-name="P23"/>
      <text:p text:style-name="P15"/>
      <text:p text:style-name="P15">CREATE TABLE footballClub( <text:s/></text:p>
      <text:p text:style-name="P1"><text:span text:style-name="T48">i</text:span><text:span text:style-name="T47">d </text:span>INT UNSIGNED NOT NULL AUTO_INCREMENT PRIMARY KEY,</text:p>
      <text:p text:style-name="P1">clubName VARCHAR(<text:span text:style-name="T30">5</text:span>0) NOT NULL, </text:p>
      <text:p text:style-name="P1">location VARCHAR(<text:span text:style-name="T30">5</text:span>0) NOT NULL, </text:p>
      <text:p text:style-name="P28">stadium<text:span text:style-name="T60">Name</text:span> VARCHAR(50) NOT NULL, </text:p>
      <text:p text:style-name="P1">stadiumCapacity VARCHAR(50) NOT NULL, </text:p>
      <text:p text:style-name="P1">league VARCHAR(<text:span text:style-name="T30">5</text:span>0) NULL, </text:p>
      <text:p text:style-name="P1">squadSize INT UNSIGNED NOT NULL<text:span text:style-name="T2">);</text:span></text:p>
      <text:p text:style-name="P1"/>
      <text:p text:style-name="P1"/>
      <text:p text:style-name="P7">CREATE TABLE fieldPlayer( <text:s/></text:p>
      <text:p text:style-name="P11">id INT UNSIGNED NOT NULL AUTO_INCREMENT PRIMARY KEY, </text:p>
      <text:p text:style-name="P7">firstName VARCHAR(50) NOT NULL, </text:p>
      <text:p text:style-name="P7"><text:span text:style-name="T42">la</text:span>stName VARCHAR(50) NOT NULL, </text:p>
      <text:p text:style-name="P9">number INT UNSIGNED NOT NULL,</text:p>
      <text:p text:style-name="P9">position VARCHAR(50) NOT NULL,</text:p>
      <text:p text:style-name="P9">preferredFoot VARCHAR(50) NOT NULL,</text:p>
      <text:p text:style-name="P7">isReserved <text:span text:style-name="T4">BOOL NOT NULL,</text:span></text:p>
      <text:p text:style-name="P10">pace INT UNSIGNED NOT NULL,</text:p>
      <text:p text:style-name="P10">shooting INT UNSIGNED NOT NULL,</text:p>
      <text:p text:style-name="P10">passing INT UNSIGNED NOT NULL,</text:p>
      <text:p text:style-name="P10">dribble INT UNSIGNED NOT NULL,</text:p>
      <text:p text:style-name="P10">defending <text:s/>INT UNSIGNED NOT NULL,</text:p>
      <text:p text:style-name="P9">physical INT UNSIGNED NOT NULL<text:span text:style-name="T43">);</text:span></text:p>
      <text:p text:style-name="P6"/>
      <text:p text:style-name="P13">CREATE TABLE <text:span text:style-name="T44">goalkeeper</text:span>( <text:s/></text:p>
      <text:p text:style-name="P13">id INT UNSIGNED NOT NULL AUTO_INCREMENT PRIMARY KEY, </text:p>
      <text:p text:style-name="P13">firstName VARCHAR(50) NOT NULL, </text:p>
      <text:p text:style-name="P13"><text:span text:style-name="T42">la</text:span>stName VARCHAR(50) NOT NULL, </text:p>
      <text:p text:style-name="P13">number INT UNSIGNED NOT NULL,</text:p>
      <text:p text:style-name="P13">preferredFoot VARCHAR(50) NOT NULL, </text:p>
      <text:p text:style-name="P8">isReserved <text:span text:style-name="T4">BOOL NOT NULL,</text:span></text:p>
      <text:p text:style-name="P13"><text:span text:style-name="T45">diving </text:span>INT UNSIGNED NOT NULL,</text:p>
      <text:p text:style-name="P13"><text:span text:style-name="T45">handl</text:span>ing INT UNSIGNED NOT NULL,</text:p>
      <text:p text:style-name="P13"><text:span text:style-name="T46">kick</text:span>ing INT UNSIGNED NOT NULL,</text:p>
      <text:p text:style-name="P13"><text:soft-page-break/><text:span text:style-name="T46">reflexes</text:span> INT UNSIGNED NOT NULL,</text:p>
      <text:p text:style-name="P13"><text:span text:style-name="T46">speed</text:span> INT UNSIGNED NOT NULL,</text:p>
      <text:p text:style-name="P13">positionScore INT UNSIGNED NOT NULL<text:span text:style-name="T43">);</text:span></text:p>
      <text:p text:style-name="P13"/>
      <text:p text:style-name="P14">CREATE TABLE coachingStaff( <text:s/></text:p>
      <text:p text:style-name="P14">id INT UNSIGNED NOT NULL AUTO_INCREMENT PRIMARY KEY, </text:p>
      <text:p text:style-name="P14">firstName VARCHAR(50) NOT NULL, </text:p>
      <text:p text:style-name="P14"><text:span text:style-name="T42">la</text:span>stName VARCHAR(50) NOT NULL, </text:p>
      <text:p text:style-name="P14">roll VARCHAR(50) NOT NULL<text:span text:style-name="T43">);</text:span></text:p>
      <text:p text:style-name="P13"><text:s/></text:p>
      <text:p text:style-name="P1"/>
      <text:p text:style-name="P1"/>
      <text:p text:style-name="P12"><text:span text:style-name="T31">FOREIGN KEY</text:span><text:span text:style-name="T30">(</text:span><text:span text:style-name="T27">club_id →</text:span><text:span text:style-name="T28"> dit is de I</text:span><text:span text:style-name="T29">D</text:span><text:span text:style-name="T28"> van de tabel die je aan het aanmaken bent</text:span><text:span text:style-name="T27">) references table name(kolomnamen)</text:span><text:span text:style-name="T1">);</text:span></text:p>
      <text:p text:style-name="P1"/>
      <text:p text:style-name="P25"><text:span text:style-name="T7">INSERT INTO fieldPlayer VALUES(</text:span><text:span text:style-name="T8">NULL, </text:span><text:span text:style-name="T7">'</text:span><text:span text:style-name="T8">G</text:span><text:span text:style-name="T7">ianluca', '</text:span><text:span text:style-name="T8">Nijholt</text:span><text:span text:style-name="T7">', </text:span><text:span text:style-name="T9">28</text:span><text:span text:style-name="T7">, '</text:span><text:span text:style-name="T9">CDM</text:span><text:span text:style-name="T7">'</text:span><text:span text:style-name="T9">, </text:span></text:p>
      <text:p text:style-name="P29">'<text:span text:style-name="T53">Left</text:span>', <text:span text:style-name="T59">0</text:span>, <text:span text:style-name="T53">51, 64, 67, 66, 59, 70</text:span><text:span text:style-name="T54">);</text:span></text:p>
      <text:p text:style-name="P29"><text:span text:style-name="T54"/></text:p>
      <text:p text:style-name="P32"><text:span text:style-name="T7">INSERT INTO </text:span><text:span text:style-name="T10">goalkeep</text:span><text:span text:style-name="T7">er VALUES(</text:span><text:span text:style-name="T8">NULL, </text:span><text:span text:style-name="T7">'</text:span><text:span text:style-name="T10">Benjamin</text:span><text:span text:style-name="T7">', '</text:span><text:span text:style-name="T10">van Leer</text:span><text:span text:style-name="T7">', </text:span><text:span text:style-name="T10">1</text:span><text:span text:style-name="T7">, </text:span><text:span text:style-name="T9"><text:s/></text:span></text:p>
      <text:p text:style-name="P30"><text:span text:style-name="T54">'</text:span><text:span text:style-name="T57">Right</text:span><text:span text:style-name="T54">', </text:span><text:span text:style-name="T56">0</text:span><text:span text:style-name="T54">, </text:span><text:span text:style-name="T57">72</text:span><text:span text:style-name="T55">, </text:span><text:span text:style-name="T57">77</text:span><text:span text:style-name="T55">, </text:span><text:span text:style-name="T57">65</text:span><text:span text:style-name="T55">, </text:span><text:span text:style-name="T57">75</text:span><text:span text:style-name="T55">, </text:span><text:span text:style-name="T57">44</text:span><text:span text:style-name="T55">, </text:span><text:span text:style-name="T57">72</text:span><text:span text:style-name="T54">);</text:span></text:p>
      <text:p text:style-name="P30"><text:span text:style-name="T54"/></text:p>
      <text:p text:style-name="P33"><text:span text:style-name="T7">INSERT INTO </text:span><text:span text:style-name="T11">coachingStaff</text:span><text:span text:style-name="T7"> VALUES(</text:span><text:span text:style-name="T8">NULL, </text:span><text:span text:style-name="T7">'</text:span><text:span text:style-name="T11">Jelle</text:span><text:span text:style-name="T7">', '</text:span><text:span text:style-name="T11">ten Rouwelaar</text:span><text:span text:style-name="T7">', '</text:span><text:span text:style-name="T15">Goalkeeping Coach'</text:span><text:span text:style-name="T14">);</text:span></text:p>
      <text:p text:style-name="P33"><text:span text:style-name="T14"/></text:p>
      <text:p text:style-name="P34"><text:span text:style-name="T7">INSERT INTO f</text:span><text:span text:style-name="T13">ootballClub</text:span><text:span text:style-name="T7"> VALUES(</text:span><text:span text:style-name="T8">NULL, </text:span><text:span text:style-name="T7">'</text:span><text:span text:style-name="T12">NAC Breda</text:span><text:span text:style-name="T7">', '</text:span><text:span text:style-name="T12">Breda</text:span><text:span text:style-name="T7">', 'Rat Verlegh Stadion', </text:span><text:span text:style-name="T12">19000</text:span><text:span text:style-name="T7">, '</text:span><text:span text:style-name="T12">Eredivisie</text:span><text:span text:style-name="T7">'</text:span><text:span text:style-name="T9">, </text:span><text:span text:style-name="T19">31</text:span><text:span text:style-name="T14">);</text:span></text:p>
      <text:p text:style-name="P31"><text:span text:style-name="T54"/></text:p>
      <text:p text:style-name="P26"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02:15:47.685114905</meta:creation-date>
    <dc:date>2019-02-27T16:53:30.507201586</dc:date>
    <meta:editing-duration>PT1H32M38S</meta:editing-duration>
    <meta:editing-cycles>32</meta:editing-cycles>
    <meta:generator>LibreOffice/6.0.7.3$Linux_X86_64 LibreOffice_project/00m0$Build-3</meta:generator>
    <meta:document-statistic meta:table-count="1" meta:image-count="0" meta:object-count="0" meta:page-count="2" meta:paragraph-count="55" meta:word-count="312" meta:character-count="2160" meta:non-whitespace-character-count="1872"/>
  </office:meta>
</office:document-meta>
</file>